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c3fd4" officeooo:paragraph-rsid="000c3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just test all assignments and check if there is a assignment that make all clauses true.</text:p>
      <text:p text:style-name="P1">Recursively assign all vari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38:52.602980437</meta:creation-date>
    <meta:generator>LibreOffice/5.1.4.2$Linux_X86_64 LibreOffice_project/10m0$Build-2</meta:generator>
    <dc:date>2016-11-18T22:25:50.222414687</dc:date>
    <meta:editing-duration>PT1M4S</meta:editing-duration>
    <meta:editing-cycles>1</meta:editing-cycles>
    <meta:document-statistic meta:table-count="0" meta:image-count="0" meta:object-count="0" meta:page-count="1" meta:paragraph-count="2" meta:word-count="21" meta:character-count="123" meta:non-whitespace-character-count="104"/>
  </office:meta>
</office:document-meta>
</file>